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3d6e8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style:font-size-asian="12pt" style:font-size-complex="12pt"/>
    </style:style>
    <style:style style:name="T18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use-window-font-color="true" loext:opacity="0%" style:font-name="Liberation Sans" officeooo:rsid="047da547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style:font-size-asian="12pt" style:font-size-complex="12pt"/>
    </style:style>
    <style:style style:name="T243" style:family="text">
      <style:text-properties style:use-window-font-color="true" loext:opacity="0%" style:font-name="Liberation Sans" officeooo:rsid="0efd8e5c"/>
    </style:style>
    <style:style style:name="T24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officeooo:rsid="04473353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officeooo:rsid="04473353" style:font-size-asian="10pt" style:font-size-complex="10pt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aace3cd"/>
    </style:style>
    <style:style style:name="T261" style:family="text">
      <style:text-properties officeooo:rsid="0f95a7a0"/>
    </style:style>
    <style:style style:name="T262" style:family="text">
      <style:text-properties officeooo:rsid="0f8f58bd"/>
    </style:style>
    <style:style style:name="T263" style:family="text">
      <style:text-properties style:font-name="Ubuntu1" fo:font-size="10pt" officeooo:rsid="04473353" style:font-size-asian="10pt" style:font-size-complex="10pt"/>
    </style:style>
    <style:style style:name="T264" style:family="text">
      <style:text-properties style:text-underline-style="none"/>
    </style:style>
    <style:style style:name="T265" style:family="text">
      <style:text-properties officeooo:rsid="108e61e7"/>
    </style:style>
    <style:style style:name="T266" style:family="text">
      <style:text-properties style:text-underline-style="solid" style:text-underline-width="auto" style:text-underline-color="font-color"/>
    </style:style>
    <style:style style:name="T267" style:family="text">
      <style:text-properties style:text-underline-style="solid" style:text-underline-width="auto" style:text-underline-color="font-color" officeooo:rsid="0feb9a57"/>
    </style:style>
    <style:style style:name="T268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48">C</text:span><text:span text:style-name="T147">hecklist voor </text:span><text:span text:style-name="T149">de installatie</text:span><text:span text:style-name="T147"> van </text:span><text:span text:style-name="T147"><text:user-field-get text:name="Distro">Debian</text:user-field-get></text:span><text:span text:style-name="T150"><text:s/></text:span><text:span text:style-name="T150"><text:user-field-get text:name="Version">12</text:user-field-get></text:span><text:span text:style-name="T150"><text:s/></text:span><text:span text:style-name="T153">LTS</text:span><text:span text:style-name="T151"><text:note text:id="ftn1" text:note-class="footnote"><text:note-citation>1</text:note-citation><text:note-body><text:p text:style-name="P21"><text:span text:style-name="T185">LTS</text:span><text:span text:style-name="T191"> </text:span><text:span text:style-name="T192">staat voor</text:span><text:span text:style-name="T193"> </text:span><text:span text:style-name="T185">Long-Term Support, langetermijnondersteuning, </text:span><text:span text:style-name="T194">en </text:span><text:span text:style-name="T196">d</text:span><text:span text:style-name="T194">eze 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T201"><text:s/></text:span><text:span text:style-name="T203">LTS</text:span><text:span text:style-name="Strong_20_Emphasis"><text:span text:style-name="T181"> </text:span></text:span><text:span text:style-name="T202"><text:user-field-get text:name="Edition">Server</text:user-field-get></text:span><text:span text:style-name="T207"><text:s/></text:span><text:span text:style-name="T197">(codenaam </text:span><text:span text:style-name="T199">bookworm</text:span><text:span text:style-name="T197">) </text:span><text:span text:style-name="T192">van</text:span><text:span text:style-name="T195"> </text:span><text:span text:style-name="T199">juni</text:span><text:span text:style-name="T188"> </text:span><text:span text:style-name="Strong_20_Emphasis"><text:span text:style-name="T110"><text:user-field-get text:name="Releaseyear">2023</text:user-field-get></text:span></text:span><text:span text:style-name="T188"><text:s/></text:span><text:span text:style-name="T185">wordt </text:span><text:span text:style-name="T189">vijf</text:span><text:span text:style-name="T185"> jaar onder</text:span><text:span text:style-name="T198">steund</text:span><text:span text:style-name="T190"> </text:span><text:span text:style-name="T185">tot </text:span><text:span text:style-name="T199">juni</text:span><text:span text:style-name="T186"> </text:span><text:span text:style-name="T185">202</text:span><text:span text:style-name="T199">8</text:span><text:span text:style-name="T187">.</text:span></text:p></text:note-body></text:note></text:span><text:span text:style-name="T152"> </text:span><text:span text:style-name="T152"><text:user-field-get text:name="Edition">Server</text:user-field-get></text:span><text:span text:style-name="T206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59">ONDERSTREEPTE</text:span></text:span><text:span text:style-name="T1"> </text:span><text:span text:style-name="T13">woorden</text:span><text:span text:style-name="T12"> het</text:span><text:span text:style-name="Strong_20_Emphasis"><text:span text:style-name="T258"> </text:span></text:span><text:span text:style-name="Strong_20_Emphasis"><text:span text:style-name="T257">tekstvak</text:span></text:span><text:span text:style-name="T13"> </text:span><text:span text:style-name="T14">in,</text:span><text:span text:style-name="T13"> </text:span><text:span text:style-name="T208">zie </text:span><text:span text:style-name="T243">[</text:span><text:span text:style-name="T208">toelichting</text:span><text:span text:style-name="T243">]</text:span><text:span text:style-name="T13">:</text:span></text:p>
      <text:p text:style-name="P26"><text:span text:style-name="Definition"><text:span text:style-name="T17">GEBRUIKER</text:span></text:span><text:span text:style-name="T216"><text:tab/><text:tab/></text:span><text:span text:style-name="T242"> <text:tab/><text:tab/></text:span><text:span text:style-name="T217"><draw:control text:anchor-type="as-char" svg:y="-0.4cm" draw:z-index="16" draw:name="Gebruiker 3" draw:style-name="gr2" draw:text-style-name="P94" svg:width="6.4cm" svg:height="0.6cm" draw:control="control17"><svg:title>Gebruiker</svg:title><svg:desc>Volledige naam, bijv. Jan Stek</svg:desc></draw:control></text:span><text:span text:style-name="T217"><text:tab/> <text:s text:c="2"/></text:span><text:span text:style-name="T218">[</text:span><text:span text:style-name="T219">V</text:span><text:span text:style-name="T211">olledige naam, bijv. </text:span><text:span text:style-name="T213">J</text:span><text:span text:style-name="T240">a</text:span><text:span text:style-name="T213">n </text:span><text:span text:style-name="T240">Jansen</text:span><text:span text:style-name="T241">]</text:span></text:p>
      <text:p text:style-name="P84"><text:span text:style-name="Definition"><text:span text:style-name="T210">g</text:span></text:span><text:span text:style-name="Definition">ebruikersnaam</text:span><text:span text:style-name="Definition"><text:span text:style-name="T264"><text:tab/></text:span></text:span><text:span text:style-name="T209"><draw:control text:anchor-type="as-char" svg:y="-0.4cm" draw:z-index="17" draw:name="Gberuikersnaam 3" draw:style-name="gr2" draw:text-style-name="P94" svg:width="6.4cm" svg:height="0.6cm" draw:control="control18"><svg:title>Gebruikersnaam</svg:title><svg:desc>Korte naam, bijv. jan</svg:desc></draw:control></text:span><text:span text:style-name="T209"><text:tab/> <text:s text:c="2"/></text:span><text:span text:style-name="T5">[</text:span><text:span text:style-name="T6">K</text:span><text:span text:style-name="T4">orte naam, bijv. </text:span><text:span text:style-name="T170">j</text:span><text:span text:style-name="T171">a</text:span><text:span text:style-name="T170">n</text:span><text:span text:style-name="T172">]</text:span></text:p>
      <text:p text:style-name="P26"><text:span text:style-name="Definition"><text:span text:style-name="T265">server</text:span></text:span><text:span text:style-name="Definition">NAAM</text:span><text:span text:style-name="T220"><text:tab/><text:tab/><text:tab/></text:span><draw:control text:anchor-type="as-char" svg:y="-0.4cm" draw:z-index="18" draw:name="Computernaam 2" draw:style-name="gr2" draw:text-style-name="P94" svg:width="6.4cm" svg:height="0.6cm" draw:control="control19"><svg:title>Computernaam</svg:title><svg:desc>Unieke naam van de computer</svg:desc></draw:control><text:tab/> <text:s text:c="2"/><text:span text:style-name="T223">[</text:span><text:span text:style-name="T224">N</text:span><text:span text:style-name="T221">aam van de </text:span><text:span text:style-name="T227">serv</text:span><text:span text:style-name="T221">e</text:span><text:span text:style-name="T222">r, </text:span><text:span text:style-name="T225">bijv. </text:span><text:span text:style-name="T227">sv</text:span><text:span text:style-name="T226">02</text:span><text:span text:style-name="T223">]</text:span></text:p>
      <text:p text:style-name="P26"><text:span text:style-name="Definition"><text:span text:style-name="T229">GEBRUIKER</text:span></text:span><text:span text:style-name="Definition"><text:span text:style-name="T239"><text:tab/></text:span></text:span><text:span text:style-name="T228"><text:tab/></text:span><text:span text:style-name="T242"> <text:tab/><text:tab/></text:span><text:span text:style-name="T217"><draw:control text:anchor-type="as-char" svg:y="-0.4cm" draw:z-index="19" draw:name="Gebruiker 4" draw:style-name="gr2" draw:text-style-name="P94" svg:width="6.4cm" svg:height="0.6cm" draw:control="control20"><svg:title>Gebruiker</svg:title><svg:desc>Volledige naam, bijv. Jan Stek</svg:desc></draw:control></text:span><text:span text:style-name="T217"><text:tab/> <text:s text:c="2"/></text:span><text:span text:style-name="T218">[</text:span><text:span text:style-name="T219">V</text:span><text:span text:style-name="T211">olledige naam </text:span><text:span text:style-name="T214">evt. 2</text:span><text:span text:style-name="T244">e</text:span><text:span text:style-name="T212"> gebruiker</text:span><text:span text:style-name="T215">]</text:span></text:p>
      <text:p text:style-name="P84"><text:span text:style-name="Definition"><text:span text:style-name="T229">GEBRUIKERSN</text:span></text:span><text:span text:style-name="Definition"><text:span text:style-name="T230">aa</text:span></text:span><text:span text:style-name="Definition"><text:span text:style-name="T229">M</text:span></text:span><text:span text:style-name="Definition"><text:span text:style-name="T239"><text:tab/></text:span></text:span><text:span text:style-name="T209"><draw:control text:anchor-type="as-char" svg:y="-0.4cm" draw:z-index="20" draw:name="Gberuikersnaam 4" draw:style-name="gr2" draw:text-style-name="P94" svg:width="6.4cm" svg:height="0.6cm" draw:control="control21"><svg:title>Gebruikersnaam</svg:title><svg:desc>Korte naam, bijv. jan</svg:desc></draw:control></text:span><text:span text:style-name="T209"><text:tab/> <text:s text:c="2"/></text:span><text:span text:style-name="T232">[</text:span><text:span text:style-name="T233">K</text:span><text:span text:style-name="T231">orte naam</text:span><text:span text:style-name="T234"> </text:span><text:span text:style-name="T235">e</text:span><text:span text:style-name="T236">vt. 2</text:span><text:span text:style-name="T245">e</text:span><text:span text:style-name="T236"> </text:span><text:span text:style-name="T237">gebruiker</text:span><text:span text:style-name="T238">]</text:span></text:p>
      <text:p text:style-name="P25"><text:span text:style-name="T157">Vervang </text:span><text:span text:style-name="T160">de</text:span><text:span text:style-name="T157"> </text:span><text:span text:style-name="Definition"><text:span text:style-name="T18">ONDERSTREEPTE</text:span></text:span><text:span text:style-name="T157"> </text:span><text:span text:style-name="T158">woorden </text:span><text:span text:style-name="T157">in deze checklist door </text:span><text:span text:style-name="T160">d</text:span><text:span text:style-name="T162">i</text:span><text:span text:style-name="T160">e </text:span><text:span text:style-name="T161">in </text:span><text:span text:style-name="T162">het</text:span><text:span text:style-name="Strong_20_Emphasis"><text:span text:style-name="T43"> </text:span></text:span><text:span text:style-name="Strong_20_Emphasis"><text:span text:style-name="T56">tekstvak</text:span></text:span><text:span text:style-name="T157">.</text:span></text:p>
      <text:p text:style-name="P28"/>
      <text:p text:style-name="P28"/>
      <text:p text:style-name="P24"><text:span text:style-name="T168">Nieuwe installatie?</text:span><text:span text:style-name="T159"><text:tab/></text:span><text:span text:style-name="T164"></text:span><text:span text:style-name="T166"><text:tab/></text:span><text:span text:style-name="T165">B</text:span><text:span text:style-name="T159">egin bij hoofdstuk </text:span><text:span text:style-name="T168"><text:bookmark-ref text:reference-format="page" text:ref-name="__RefNumPara__4009_1271708128">2</text:bookmark-ref></text:span><text:span text:style-name="T168"><text:s text:c="2"/></text:span><text:span text:style-name="T169"><text:bookmark-ref text:reference-format="text" text:ref-name="__RefNumPara__4009_1271708128">Installatie uitvoeren</text:bookmark-ref></text:span><text:span text:style-name="T163">.</text:span></text:p>
      <text:p text:style-name="P23"><text:span text:style-name="Strong_20_Emphasis"><text:span text:style-name="T167"/></text:span></text:p>
      <text:p text:style-name="P23"><text:span text:style-name="Strong_20_Emphasis"><text:span text:style-name="T167"/></text:span></text:p>
      <text:list xml:id="list3478645338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1" draw:name="Vorm 2" draw:style-name="gr1" draw:text-style-name="P9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48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6" draw:name="Vorm4" draw:style-name="gr1" draw:text-style-name="P9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2" draw:name="Vorm 6" draw:style-name="gr1" draw:text-style-name="P9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85344820830671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2">Start de computer op vanaf</text:span><text:span text:style-name="T182"><text:note text:id="ftn4" text:note-class="footnote"><text:note-citation>1</text:note-citation><text:note-body><text:p text:style-name="P83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</text:span></text:span><text:span text:style-name="Definition"><text:span text:style-name="T129"> </text:span></text:span><text:span text:style-name="User_20_Entry"><text:span text:style-name="T146">Esc</text:span></text:span><text:span text:style-name="User_20_Entry"><text:span text:style-name="T132">,</text:span></text:span><text:span text:style-name="Definition"><text:span text:style-name="T129"> </text:span></text:span><text:span text:style-name="User_20_Entry"><text:span text:style-name="T146">Delete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2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9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0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1</text:span></text:span><text:span text:style-name="User_20_Entry"><text:span text:style-name="T133">,</text:span></text:span><text:span text:style-name="Definition"><text:span text:style-name="T129"> </text:span></text:span><text:span text:style-name="Definition"><text:span text:style-name="T130">o</text:span></text:span><text:span text:style-name="Definition"><text:span text:style-name="T131">f</text:span></text:span><text:span text:style-name="Definition"><text:span text:style-name="T129"> </text:span></text:span><text:span text:style-name="User_20_Entry"><text:span text:style-name="T146">F12</text:span></text:span><text:span text:style-name="User_20_Entry"><text:span text:style-name="T133">.</text:span></text:span></text:p></text:note-body></text:note></text:span><text:span text:style-name="T182"> </text:span><text:span text:style-name="T183">een </text:span><text:span text:style-name="T175"><text:user-field-get text:name="Distro">Debian</text:user-field-get></text:span><text:span text:style-name="T176"><text:s/></text:span><text:span text:style-name="T176"><text:user-field-get text:name="Version">12</text:user-field-get></text:span><text:span text:style-name="T176"><text:s/></text:span><text:span text:style-name="T179">LTS</text:span><text:span text:style-name="Strong_20_Emphasis"><text:span text:style-name="T174"> </text:span></text:span><text:span text:style-name="Strong_20_Emphasis"><text:span text:style-name="T177"><text:user-field-get text:name="Edition">Server</text:user-field-get></text:span></text:span><text:span text:style-name="Strong_20_Emphasis"><text:span text:style-name="T177"><text:s/></text:span></text:span><text:span text:style-name="Strong_20_Emphasis"><text:span text:style-name="T178">Live</text:span></text:span><text:span text:style-name="T90"><text:note text:id="ftn5" text:note-class="footnote"><text:note-citation>2</text:note-citation><text:note-body><text:p text:style-name="P22"><text:span text:style-name="T246">Vanaf een </text:span><text:span text:style-name="T261">L</text:span><text:span text:style-name="T246">ive </text:span><text:span text:style-name="T262">USB</text:span><text:span text:style-name="T260">-stick</text:span><text:span text:style-name="T263"> </text:span><text:span text:style-name="T246">kunt u opstarten en </text:span><text:span text:style-name="T249">met </text:span><text:span text:style-name="Strong_20_Emphasis"><text:span text:style-name="T184"><text:user-field-get text:name="Distro">Debian</text:user-field-get></text:span></text:span><text:span text:style-name="Strong_20_Emphasis"><text:span text:style-name="T184"><text:s/></text:span></text:span><text:span text:style-name="T246">werken zonder enige bestanden op de harde schijf te wijzigen en maakt ook installatie van </text:span><text:span text:style-name="Strong_20_Emphasis"><text:span text:style-name="T184"><text:user-field-get text:name="Distro">Debian</text:user-field-get></text:span></text:span><text:span text:style-name="Strong_20_Emphasis"><text:span text:style-name="T184"><text:s/></text:span></text:span><text:span text:style-name="T246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1">Maak een opstartbare USB-stick</text:span></text:span><text:span text:style-name="Strong_20_Emphasis"><text:span text:style-name="T106">:<text:line-break/></text:span></text:span><text:span text:style-name="Strong_20_Emphasis"><text:span text:style-name="T103">D</text:span></text:span><text:span text:style-name="Strong_20_Emphasis"><text:span text:style-name="T96">ow</text:span></text:span><text:span text:style-name="Strong_20_Emphasis"><text:span text:style-name="T97">nload </text:span></text:span><text:span text:style-name="Strong_20_Emphasis"><text:span text:style-name="T94">e</text:span></text:span><text:span text:style-name="Strong_20_Emphasis"><text:span text:style-name="T98">e</text:span></text:span><text:span text:style-name="Strong_20_Emphasis"><text:span text:style-name="T99">n</text:span></text:span><text:span text:style-name="Strong_20_Emphasis"><text:span text:style-name="T122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7"> </text:span></text:span><text:span text:style-name="Strong_20_Emphasis"><text:span text:style-name="T104">(.iso) </text:span></text:span><text:span text:style-name="Strong_20_Emphasis"><text:span text:style-name="T100">v</text:span></text:span><text:span text:style-name="Strong_20_Emphasis"><text:span text:style-name="T101">anaf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50">debian.org</text:span></text:span></text:a><text:span text:style-name="Strong_20_Emphasis"><text:span text:style-name="T102">, </text:span></text:span><text:span text:style-name="Strong_20_Emphasis"><text:span text:style-name="T105">klik </text:span></text:span><text:span text:style-name="Strong_20_Emphasis"><text:span text:style-name="T108">achtereenvolgens op </text:span></text:span><text:span text:style-name="Strong_20_Emphasis"><text:span text:style-name="T114">Other downloads</text:span></text:span><text:span text:style-name="Strong_20_Emphasis"><text:span text:style-name="T108"> (onder Download) &gt; </text:span></text:span><text:span text:style-name="Strong_20_Emphasis"><text:span text:style-name="T114">Other live ISO</text:span></text:span><text:span text:style-name="Strong_20_Emphasis"><text:span text:style-name="T108"> (onder Try </text:span></text:span><text:span text:style-name="Strong_20_Emphasis"><text:span text:style-name="T108"><text:user-field-get text:name="Distro">Debian</text:user-field-get></text:span></text:span><text:span text:style-name="Strong_20_Emphasis"><text:span text:style-name="T108"><text:s/></text:span></text:span><text:span text:style-name="Strong_20_Emphasis"><text:span text:style-name="T109">live before installing) &gt; <text:line-break/></text:span></text:span><text:span text:style-name="Strong_20_Emphasis"><text:span text:style-name="T113">debian-live-</text:span></text:span><text:span text:style-name="Strong_20_Emphasis"><text:span text:style-name="T113"><text:user-field-get text:name="Version">12</text:user-field-get></text:span></text:span><text:span text:style-name="Strong_20_Emphasis"><text:span text:style-name="T113">...-amd64-standard.iso</text:span></text:span><text:span text:style-name="Strong_20_Emphasis"><text:span text:style-name="T109">.</text:span></text:span><text:span text:style-name="Strong_20_Emphasis"><text:span text:style-name="T97"><text:line-break/></text:span></text:span><text:span text:style-name="Strong_20_Emphasis"><text:span text:style-name="T107">De volgende stappen staan beschreven in </text:span></text:span><text:span text:style-name="Strong_20_Emphasis"><text:span text:style-name="T112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3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3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47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4">Stel geen </text:span><text:span text:style-name="T205">Root</text:span><text:span text:style-name="T204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xml:id="list85346263616457" text:continue-numbering="true" text:style-name="L1">
        <text:list-item>
          <text:p text:style-name="P92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5"><draw:control text:anchor-type="as-char" draw:z-index="21" draw:name="Vorm4_ 1" draw:style-name="gr1" draw:text-style-name="P9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0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68">e</text:span>n<text:span text:style-name="T268">t</text:span> <text:span text:style-name="T154">'</text:span><text:span text:style-name="T155">gebruiker</text:span><text:span text:style-name="T154">' [--groups adm,sudo] </text:span><text:span text:style-name="T155">gebruiker</text:span><text:span text:style-name="T156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66">gebruiker</text:span><text:span text:style-name="T267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7" draw:name="Vorm4_1" draw:style-name="gr1" draw:text-style-name="P93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7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8" office:value-type="string">
            <text:p text:style-name="P80"><text:span text:style-name="User_20_Entry"><text:span text:style-name="T14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81"><text:span text:style-name="User_20_Entry"><text:span text:style-name="T14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85345005968261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8" draw:name="Vorm36_0" draw:style-name="gr1" draw:text-style-name="P93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3" draw:name="Vorm36_ 1" draw:style-name="gr1" draw:text-style-name="P93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5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48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9" draw:name="Vorm36_2" draw:style-name="gr1" draw:text-style-name="P93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4" draw:name="Vorm36_ 2" draw:style-name="gr1" draw:text-style-name="P93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3"> installatie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T176"><text:s/></text:span><text:span text:style-name="T180">LTS</text:span><text:span text:style-name="Strong_20_Emphasis"><text:span text:style-name="T174"> </text:span></text:span><text:span text:style-name="Strong_20_Emphasis"><text:span text:style-name="T177"><text:user-field-get text:name="Edition">Server</text:user-field-get></text:span></text:span><text:span text:style-name="Strong_20_Emphasis"><text:span text:style-name="T177"><text:s/></text:span></text:span><text:span text:style-name="T173">is voltooid.</text:span></text:p>
      <text:p text:style-name="P33"/>
      <text:p text:style-name="P27"><text:span text:style-name="Emphasis"><text:span text:style-name="T25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5">CC0 1.0 Universeel</text:span></text:span></text:a><text:span text:style-name="Emphasis"><text:span text:style-name="T252">,</text:span></text:span><text:span text:style-name="Emphasis"><text:span text:style-name="T254"> </text:span></text:span><text:span text:style-name="Strong_20_Emphasis"><text:span text:style-name="T47"><text:user-field-get text:name="Releaseyear">2023</text:user-field-get></text:span></text:span><text:span text:style-name="Strong_20_Emphasis"><text:span text:style-name="T47">-</text:span></text:span><text:span text:style-name="Strong_20_Emphasis"><text:span text:style-name="T47"><text:date style:data-style-name="N10107" text:date-value="2024-03-01T08:53:44.423502269">2024</text:date></text:span></text:span><text:span text:style-name="Emphasis"><text:span text:style-name="T2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01T08:53:44.186075851">01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3:44.047448540</dc:date>
    <meta:keyword>Installatie</meta:keyword>
    <meta:keyword>Checklist</meta:keyword>
    <meta:keyword>Linux</meta:keyword>
    <meta:editing-cycles>6957</meta:editing-cycles>
    <meta:editing-duration>P12DT8H41M54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60" meta:character-count="3243" meta:non-whitespace-character-count="2810"/>
    <meta:user-defined meta:name="Info 1"/>
    <meta:user-defined meta:name="Info 2"/>
    <meta:user-defined meta:name="Info 3"/>
    <meta:user-defined meta:name="Info 4"/>
  </office:meta>
</office:document-meta>
</file>